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Arial" svg:font-family="Arial, sans-serif"/>
    <style:font-face style:name="SimSun1" svg:font-family="SimSun"/>
    <style:font-face style:name="Arial2" svg:font-family="Arial"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top="0cm" fo:margin-bottom="0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rsid="00119331" officeooo:paragraph-rsid="00119331"/>
    </style:style>
    <style:style style:name="P4" style:family="paragraph" style:parent-style-name="Text_20_body">
      <style:paragraph-properties fo:margin-top="0cm" fo:margin-bottom="0cm" loext:contextual-spacing="false"/>
      <style:text-properties officeooo:paragraph-rsid="0013b898"/>
    </style:style>
    <style:style style:name="P5" style:family="paragraph" style:parent-style-name="Text_20_body">
      <style:paragraph-properties fo:margin-top="0cm" fo:margin-bottom="0cm" loext:contextual-spacing="false"/>
      <style:text-properties style:font-name="Arial"/>
    </style:style>
    <style:style style:name="P6" style:family="paragraph" style:parent-style-name="Text_20_body">
      <style:paragraph-properties fo:margin-top="0cm" fo:margin-bottom="0cm" loext:contextual-spacing="false"/>
      <style:text-properties style:font-name="Arial" officeooo:rsid="0015dd02" officeooo:paragraph-rsid="0015dd02"/>
    </style:style>
    <style:style style:name="P7" style:family="paragraph" style:parent-style-name="Heading_20_2">
      <style:paragraph-properties fo:break-before="page"/>
    </style:style>
    <style:style style:name="P8" style:family="paragraph" style:parent-style-name="Text_20_body">
      <style:text-properties style:font-name="Arial"/>
    </style:style>
    <style:style style:name="P9" style:family="paragraph" style:parent-style-name="Text_20_body">
      <style:text-properties style:font-name="Arial" fo:font-weight="bold"/>
    </style:style>
    <style:style style:name="P10" style:family="paragraph" style:parent-style-name="Text_20_body">
      <style:text-properties style:font-name="Arial" fo:font-weight="bold" officeooo:rsid="0013b898" officeooo:paragraph-rsid="0013b898" style:font-weight-asian="bold" style:font-weight-complex="bold"/>
    </style:style>
    <style:style style:name="P11" style:family="paragraph" style:parent-style-name="Text_20_body">
      <style:text-properties style:font-name="Arial" officeooo:paragraph-rsid="00119331"/>
    </style:style>
    <style:style style:name="P12" style:family="paragraph" style:parent-style-name="Text_20_body">
      <style:text-properties officeooo:paragraph-rsid="0013b898"/>
    </style:style>
    <style:style style:name="P13" style:family="paragraph" style:parent-style-name="Text_20_body">
      <style:paragraph-properties fo:margin-top="0cm" fo:margin-bottom="0.198cm" loext:contextual-spacing="false"/>
      <style:text-properties officeooo:rsid="00119331" officeooo:paragraph-rsid="00119331"/>
    </style:style>
    <style:style style:name="P14" style:family="paragraph" style:parent-style-name="Text_20_body">
      <style:paragraph-properties fo:margin-top="0cm" fo:margin-bottom="0.097cm" loext:contextual-spacing="false"/>
      <style:text-properties style:font-name="Arial" officeooo:paragraph-rsid="00119331"/>
    </style:style>
    <style:style style:name="P15" style:family="paragraph" style:parent-style-name="Text_20_body">
      <style:text-properties officeooo:rsid="00119331"/>
    </style:style>
    <style:style style:name="P16" style:family="paragraph" style:parent-style-name="Text_20_body" style:list-style-name="L1">
      <style:paragraph-properties fo:margin-top="0cm" fo:margin-bottom="0.097cm" loext:contextual-spacing="false"/>
      <style:text-properties style:font-name="Arial" fo:font-weight="normal" officeooo:rsid="0013b898" officeooo:paragraph-rsid="0013b898" style:font-weight-asian="normal" style:font-weight-complex="normal"/>
    </style:style>
    <style:style style:name="P17" style:family="paragraph" style:parent-style-name="Text_20_body" style:list-style-name="L2">
      <style:paragraph-properties fo:margin-top="0cm" fo:margin-bottom="0.198cm" loext:contextual-spacing="false"/>
      <style:text-properties style:font-name="Arial" fo:font-weight="normal" style:font-weight-asian="normal" style:font-weight-complex="normal"/>
    </style:style>
    <style:style style:name="P18" style:family="paragraph" style:parent-style-name="Heading_20_1" style:master-page-name="HTML">
      <style:paragraph-properties style:page-number="auto"/>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9331" style:font-weight-asian="bold" style:font-weight-complex="bold"/>
    </style:style>
    <style:style style:name="T4" style:family="text">
      <style:text-properties fo:font-weight="bold" officeooo:rsid="00184d23" style:font-weight-asian="bold" style:font-weight-complex="bold"/>
    </style:style>
    <style:style style:name="T5" style:family="text">
      <style:text-properties fo:font-weight="bold" officeooo:rsid="00164013"/>
    </style:style>
    <style:style style:name="T6" style:family="text">
      <style:text-properties style:font-name="Arial" fo:font-weight="bold"/>
    </style:style>
    <style:style style:name="T7" style:family="text">
      <style:text-properties officeooo:rsid="00119331"/>
    </style:style>
    <style:style style:name="T8" style:family="text">
      <style:text-properties officeooo:rsid="001262c9"/>
    </style:style>
    <style:style style:name="T9" style:family="text">
      <style:text-properties officeooo:rsid="0013b898"/>
    </style:style>
    <style:style style:name="T10" style:family="text">
      <style:text-properties officeooo:rsid="0015dd02"/>
    </style:style>
    <style:style style:name="T11" style:family="text">
      <style:text-properties officeooo:rsid="00164013"/>
    </style:style>
    <style:style style:name="T12" style:family="text">
      <style:text-properties officeooo:rsid="00184d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office:annotation><dc:date>2018-05-03T13:49:57.054000000</dc:date><text:p>HTML: &lt;meta name="created" content="00:00:00"&gt;</text:p></office:annotation><office:annotation><dc:date>2018-05-03T13:49:57.054000000</dc:date><text:p>&lt;!--[if gte mso 9]&gt;&lt;xml&gt;</text:p><text:p><text:s/>&lt;o:DocumentProperties&gt;</text:p><text:p><text:s text:c="2"/>&lt;o:Author&gt;Cole.Porter001&lt;/o:Author&gt;</text:p><text:p><text:s text:c="2"/>&lt;o:Template&gt;Normal&lt;/o:Template&gt;</text:p><text:p><text:s text:c="2"/>&lt;o:LastAuthor&gt;Cole.Porter001&lt;/o:LastAuthor&gt;</text:p><text:p><text:s text:c="2"/>&lt;o:Revision&gt;5&lt;/o:Revision&gt;</text:p><text:p><text:s text:c="2"/>&lt;o:TotalTime&gt;291&lt;/o:TotalTime&gt;</text:p><text:p><text:s text:c="2"/>&lt;o:Created&gt;2017-05-15T05:20:00Z&lt;/o:Created&gt;</text:p><text:p><text:s text:c="2"/>&lt;o:LastSaved&gt;2017-05-15T22:24:00Z&lt;/o:LastSaved&gt;</text:p><text:p><text:s text:c="2"/>&lt;o:Pages&gt;2&lt;/o:Pages&gt;</text:p><text:p><text:s text:c="2"/>&lt;o:Words&gt;280&lt;/o:Words&gt;</text:p><text:p><text:s text:c="2"/>&lt;o:Characters&gt;1601&lt;/o:Characters&gt;</text:p><text:p><text:s text:c="2"/>&lt;o:Lines&gt;13&lt;/o:Lines&gt;</text:p><text:p><text:s text:c="2"/>&lt;o:Paragraphs&gt;3&lt;/o:Paragraphs&gt;</text:p><text:p><text:s text:c="2"/>&lt;o:CharactersWithSpaces&gt;1878&lt;/o:CharactersWithSpaces&gt;</text:p><text:p><text:s text:c="2"/>&lt;o:Version&gt;16.00&lt;/o:Version&gt;</text:p><text:p><text:s/>&lt;/o:DocumentProperties&gt;</text:p><text:p><text:s/>&lt;o:OfficeDocumentSettings&gt;</text:p><text:p><text:s text:c="2"/>&lt;o:AllowPNG/&gt;</text:p><text:p><text:s/>&lt;/o:OfficeDocumentSettings&gt;</text:p><text:p>&lt;/xml&gt;&lt;![endif]--&gt;</text:p></office:annotation><office:annotation><dc:date>2018-05-03T13:49:57.054000000</dc:date><text:p>&lt;!--[if gte mso 9]&gt;&lt;xml&gt;</text:p><text:p><text:s/>&lt;w:WordDocument&gt;</text:p><text:p><text:s text:c="2"/>&lt;w:View&gt;Print&lt;/w:View&gt;</text:p><text:p><text:s text:c="2"/>&lt;w:SpellingState&gt;Clean&lt;/w:SpellingState&gt;</text:p><text:p><text:s text:c="2"/>&lt;w:GrammarState&gt;Clean&lt;/w:GrammarState&gt;</text:p><text:p><text:s text:c="2"/>&lt;w:TrackMoves&gt;false&lt;/w:TrackMoves&gt;</text:p><text:p><text:s text:c="2"/>&lt;w:TrackFormatt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NZ&lt;/w:LidThemeOther&gt;</text:p><text:p><text:s text:c="2"/>&lt;w:LidThemeAsian&gt;X-NONE&lt;/w:LidThemeAsian&gt;</text:p><text:p><text:s text:c="2"/>&lt;w:LidThemeComplexScript&gt;X-NONE&lt;/w:LidThemeComplexScript&gt;</text:p><text:p><text:s text:c="2"/>&lt;w:Compatibility&gt;</text:p><text:p><text:s text:c="3"/>&lt;w:BreakWrappedTables/&gt;</text:p><text:p><text:s text:c="3"/>&lt;w:SplitPgBreakAndParaMark/&gt;</text:p><text:p><text:s text:c="2"/>&lt;/w:Compatibility&gt;</text:p><text:p><text:s text:c="2"/>&lt;w:BrowserLevel&gt;MicrosoftInternetExplorer4&lt;/w:BrowserLevel&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8-05-03T13:49:57.187000000</dc:date><text:p>&lt;!--[if gte mso 9]&gt;&lt;xml&gt;</text:p><text:p><text:s/>&lt;w:LatentStyles DefLockedState="false" DefUnhideWhenUsed="false"</text:p><text:p><text:s text:c="2"/>DefSemiHidden="false" DefQFormat="false" DefPriority="99"</text:p><text:p><text:s text:c="2"/>LatentStyleCount="374"&gt;</text:p><text:p><text:s text:c="2"/>&lt;w:LsdException Locked="false" Priority="0" QFormat="true" Name="Normal"/&gt;</text:p><text:p><text:s text:c="2"/>&lt;w:LsdException Locked="false" Priority="9"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lt;/w:LatentStyles&gt;</text:p><text:p>&lt;/xml&gt;&lt;![endif]--&gt;</text:p></office:annotation><office:annotation><dc:date>2018-05-03T13:49:57.187000000</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serif;}</text:p><text:p>&lt;/style&gt;</text:p><text:p>&lt;![endif]--&gt;</text:p></office:annotation><office:annotation><dc:date>2018-05-03T13:49:57.187000000</dc:date><text:p>&lt;!--[if gte mso 9]&gt;&lt;xml&gt;</text:p><text:p><text:s/>&lt;o:shapedefaults v:ext="edit" spidmax="1026"/&gt;</text:p><text:p>&lt;/xml&gt;&lt;![endif]--&gt;</text:p></office:annotation><office:annotation><dc:date>2018-05-03T13:49:57.187000000</dc:date><text:p>&lt;!--[if gte mso 9]&gt;&lt;xml&gt;</text:p><text:p><text:s/>&lt;o:shapelayout v:ext="edit"&gt;</text:p><text:p><text:s text:c="2"/>&lt;o:idmap v:ext="edit" data="1"/&gt;</text:p><text:p><text:s/>&lt;/o:shapelayout&gt;&lt;/xml&gt;&lt;![endif]--&gt;</text:p></office:annotation>Cole Porter</text:p>
      <text:p text:style-name="Text_20_body">15 Pekanga Road<text:line-break/>Normandale<text:line-break/>Lower Hutt 5010<text:line-break/>New Zealand<text:line-break/><text:line-break/>Phone: (04)5864465<text:line-break/>Mobile: 0279170687<text:line-break/>Email: <text:a xlink:type="simple" xlink:href="mailto:coleporter190898@gmail.com" text:style-name="Internet_20_link" text:visited-style-name="Visited_20_Internet_20_Link">coleporter190898@gmail.com</text:a> </text:p>
      <text:h text:style-name="P1" text:outline-level="2">Personal Statement</text:h>
      <text:p text:style-name="Text_20_body">I am a student at <text:span text:style-name="T10">Victoria university</text:span>, <text:span text:style-name="T10">doing a computer science</text:span>. I’m <text:span text:style-name="T10">a hard worker which is ready to learn anything.</text:span></text:p>
      <text:h text:style-name="Heading_20_2" text:outline-level="2">Skills</text:h>
      <text:p text:style-name="P9">Computer skills</text:p>
      <text:p text:style-name="P5">Confident in using Microsoft office programs, navigating my way around windows and similar Linux-based operating systems.<text:line-break/>Have a strong knowledge of Web-design which helps me with navigating around websites. I have design <text:span text:style-name="T9">and built</text:span> a website for Wainuiomata BMX Club.</text:p>
      <text:p text:style-name="P6"/>
      <text:p text:style-name="P5"/>
      <text:p text:style-name="Text_20_body"><text:span text:style-name="T6">Problem solving skills</text:span> </text:p>
      <text:p text:style-name="P8">I can quickly solve problems, in a calm and timely manner and can also recognise past problems. I also know where to find the solution to the problem i am solving. </text:p>
      <text:p text:style-name="P10">Team Work</text:p>
      <text:list xml:id="list3152254123" text:style-name="L1">
        <text:list-item>
          <text:p text:style-name="P16">-being able to work in a team </text:p>
        </text:list-item>
        <text:list-item>
          <text:p text:style-name="P16">-see problems and tell the people which know how fix it</text:p>
        </text:list-item>
        <text:list-item>
          <text:p text:style-name="P16">-be able to see when team members need help</text:p>
        </text:list-item>
        <text:list-item>
          <text:p text:style-name="P16">-be able to lead the group</text:p>
        </text:list-item>
      </text:list>
      <text:p text:style-name="P9">People skills</text:p>
      <text:list xml:id="list3517695222" text:style-name="L2">
        <text:list-item>
          <text:p text:style-name="P17">-<text:span text:style-name="T8">people to see if someone in a problem and know when to step in</text:span></text:p>
        </text:list-item>
        <text:list-item>
          <text:p text:style-name="P17">-<text:span text:style-name="T8">being able to greet people</text:span></text:p>
          <text:p text:style-name="P17"/>
        </text:list-item>
      </text:list>
      <text:p text:style-name="Text_20_body"/>
      <text:p text:style-name="Text_20_body"/>
      <text:h text:style-name="Heading_20_2" text:outline-level="2"/>
      <text:h text:style-name="P7" text:outline-level="2">Work History</text:h>
      <text:p text:style-name="Text_20_body"><text:span text:style-name="T1">Handy Man</text:span>, Private, Lower Hutt<text:line-break/>January 2016 - present </text:p>
      <text:p text:style-name="P8">Weed spraying, trimming trees, sweeping, painting and other jobs as required to be done around the house.</text:p>
      <text:p text:style-name="Text_20_body"><text:span text:style-name="T1">Bar staff</text:span>,  Lowry Bay Yacht Club, Seaview</text:p>
      <text:p text:style-name="Text_20_body">October 2016- present</text:p>
      <text:p text:style-name="Text_20_body">On call to help with bar duties such as stocking the fridge, serving and collecting glasses at functions . </text:p>
      <text:h text:style-name="Heading_20_2" text:outline-level="2">Education</text:h>
      <text:p text:style-name="Text_20_body"><text:span text:style-name="T1">N</text:span><text:span text:style-name="T5">CE</text:span><text:span text:style-name="T1">A L1, N</text:span><text:span text:style-name="T5">CE</text:span><text:span text:style-name="T1">A L2</text:span>, Hutt Valley High School, Lower Hutt. November 2016 </text:p>
      <text:p text:style-name="P4">Level 1 Science, English, Maths, Geography, Digital Tech, Graphics.<text:line-break/>Level 2 Digital Tech, Graphics, Maths, Physics. </text:p>
      <text:p text:style-name="P12">Level 3 Digital Tech, Graphics, Maths.</text:p>
      <text:h text:style-name="Heading_20_3" text:outline-level="3">WelTec, Petone</text:h>
      <text:p text:style-name="Text_20_body">Completed a New Zealand Diploma in Information Technology Technical Support <text:span text:style-name="T11">November 2017</text:span></text:p>
      <text:p text:style-name="P2">(Level 5) NZ2596</text:p>
      <text:p text:style-name="P2"/>
      <text:h text:style-name="Heading_20_3" text:outline-level="3">Victoria University</text:h>
      <text:p text:style-name="P3">Currently study:</text:p>
      <text:p text:style-name="P13">Bachelor of Computer Science(level 7)</text:p>
      <text:h text:style-name="Heading_20_2" text:outline-level="2"/>
      <text:h text:style-name="P7" text:outline-level="2">Interests and Hobbies</text:h>
      <text:p text:style-name="P14"><text:span text:style-name="T3">C</text:span><text:span text:style-name="T2">omputers</text:span>: I have built my own computer from scratch. <text:span text:style-name="T7">Which involves picking out all the right part which would work together within a budget that I had. This also means considering what part of the computer I want/need to spend more money. I do this by researching the section of all the parts possible to put in my computer.</text:span><text:line-break/></text:p>
      <text:p text:style-name="P11"><text:span text:style-name="T3">Sailing</text:span><text:span text:style-name="T7">:</text:span> I do competitive racing on Wellington Harbour. Currently <text:span text:style-name="T7">crewing on other peoples boats. This involves being able to work as a team where the crew on the boat. Taking care on your soul reasonable on the boat, also helping other crew members with there job. Be able to take change when no ones else does not understand the a problem. </text:span><text:line-break/></text:p>
      <text:p text:style-name="P11"><text:span text:style-name="T4">Darts: </text:span>I am also a member of the Wainuiomata Darts Club. <text:span text:style-name="T8">Darts involves consontration, also lots of focus on the score. As the score counts down you are always thinking about your next move as you don't run score down to quickly.</text:span></text:p>
      <text:h text:style-name="Heading_20_2" text:outline-level="2"/>
      <text:h text:style-name="P7" text:outline-level="2">Referees</text:h>
      <text:p text:style-name="P15"/>
      <text:p text:style-name="Text_20_body"><text:span text:style-name="T1">Gareth Edwards</text:span><text:line-break/>Commodore, Lowry Bay Yacht Bay </text:p>
      <text:p text:style-name="Text_20_body">Mobile: 0210627755</text:p>
      <text:p text:style-name="Text_20_body"><text:span text:style-name="T1">Rod Badcock</text:span><text:line-break/>Prinicpal Engineer, Robinson Research Institute, Victoria Unversity </text:p>
      <text:p text:style-name="Text_20_body">Mobile: 02102750271</text:p>
      <text:p text:style-name="Text_20_body"> </text:p>
      <text:p text:style-name="Text_20_body"> </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Arial" svg:font-family="Arial, sans-serif"/>
    <style:font-face style:name="SimSun1" svg:font-family="SimSun"/>
    <style:font-face style:name="Arial2" svg:font-family="Arial"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text-properties fo:color="#00000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fo:color="#000000"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SimSun1" style:font-family-asian="SimSun" style:font-size-asian="18pt" style:font-weight-asian="bold" style:font-name-complex="Arial3" style:font-family-complex="Arial"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Liberation Serif" fo:font-family="'Liberation Serif'" style:font-family-generic="roman" style:font-pitch="variable" fo:font-size="14pt" fo:font-weight="bold" style:font-name-asian="SimSun1" style:font-family-asian="SimSun" style:font-size-asian="14pt" style:font-weight-asian="bold" style:font-name-complex="Arial3" style:font-family-complex="Arial"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3T10:14:28.643080365</dc:date>
    <meta:editing-duration>PT20H2M45S</meta:editing-duration>
    <meta:editing-cycles>4</meta:editing-cycles>
    <meta:generator>LibreOffice/6.1.1.2$Linux_X86_64 LibreOffice_project/10$Build-2</meta:generator>
    <meta:document-statistic meta:table-count="0" meta:image-count="0" meta:object-count="0" meta:page-count="4" meta:paragraph-count="46" meta:word-count="484" meta:character-count="2878" meta:non-whitespace-character-count="2425"/>
    <meta:user-defined meta:name="Originator">Microsoft Word 15</meta:user-defined>
    <meta:user-defined meta:name="ProgId">Word.Document</meta:user-defined>
  </office:meta>
</office:document-meta>
</file>